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outpu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ut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.103824" calcext:value-type="float">
            <text:p>598.103824</text:p>
          </table:table-cell>
          <table:table-cell>
            <draw:frame draw:z-index="0" draw:style-name="gr1" draw:text-style-name="P1" svg:width="10.1677in" svg:height="5.7098in" svg:x="0.0134in" svg:y="0in">
              <draw:object draw:notify-on-update-of-ranges="output.A1:output.A32 output.B1:output.B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8.309031" calcext:value-type="float">
            <text:p>598.30903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2.123693" calcext:value-type="float">
            <text:p>592.123693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2.084202" calcext:value-type="float">
            <text:p>592.08420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3.967627" calcext:value-type="float">
            <text:p>573.967627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8.246487" calcext:value-type="float">
            <text:p>568.246487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7.388084" calcext:value-type="float">
            <text:p>567.388084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2.632816" calcext:value-type="float">
            <text:p>542.632816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1.657974" calcext:value-type="float">
            <text:p>531.65797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9.869453" calcext:value-type="float">
            <text:p>529.869453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5.505086" calcext:value-type="float">
            <text:p>505.505086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.208724" calcext:value-type="float">
            <text:p>483.208724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5.295614" calcext:value-type="float">
            <text:p>445.295614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3.822288" calcext:value-type="float">
            <text:p>433.822288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3.02061" calcext:value-type="float">
            <text:p>423.02061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15.865364" calcext:value-type="float">
            <text:p>415.865364</text:p>
          </table:table-cell>
          <table:table-cell table:number-columns-repeated="102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7.865281" calcext:value-type="float">
            <text:p>407.865281</text:p>
          </table:table-cell>
          <table:table-cell table:number-columns-repeated="102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63.655091" calcext:value-type="float">
            <text:p>263.655091</text:p>
          </table:table-cell>
          <table:table-cell table:number-columns-repeated="102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38.571629" calcext:value-type="float">
            <text:p>138.571629</text:p>
          </table:table-cell>
          <table:table-cell table:number-columns-repeated="102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3.947196" calcext:value-type="float">
            <text:p>103.94719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98.551737" calcext:value-type="float">
            <text:p>98.551737</text:p>
          </table:table-cell>
          <table:table-cell table:number-columns-repeated="1022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94.753419" calcext:value-type="float">
            <text:p>94.753419</text:p>
          </table:table-cell>
          <table:table-cell table:number-columns-repeated="1022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91.355743" calcext:value-type="float">
            <text:p>91.355743</text:p>
          </table:table-cell>
          <table:table-cell table:number-columns-repeated="102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1.253644" calcext:value-type="float">
            <text:p>91.253644</text:p>
          </table:table-cell>
          <table:table-cell table:number-columns-repeated="1022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90.269183" calcext:value-type="float">
            <text:p>90.269183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88.991681" calcext:value-type="float">
            <text:p>88.991681</text:p>
          </table:table-cell>
          <table:table-cell table:number-columns-repeated="1022"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88.997115" calcext:value-type="float">
            <text:p>88.997115</text:p>
          </table:table-cell>
          <table:table-cell table:number-columns-repeated="102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88.069383" calcext:value-type="float">
            <text:p>88.069383</text:p>
          </table:table-cell>
          <table:table-cell table:number-columns-repeated="102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6.649595" calcext:value-type="float">
            <text:p>86.649595</text:p>
          </table:table-cell>
          <table:table-cell table:number-columns-repeated="102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4.457782" calcext:value-type="float">
            <text:p>84.457782</text:p>
          </table:table-cell>
          <table:table-cell table:number-columns-repeated="102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3.429801" calcext:value-type="float">
            <text:p>83.429801</text:p>
          </table:table-cell>
          <table:table-cell table:number-columns-repeated="102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3.030014" calcext:value-type="float">
            <text:p>83.0300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output" style:display-name="PageStyle_outpu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4-09T23:28:42.575812064</dc:date>
    <meta:editing-cycles>3</meta:editing-cycles>
    <meta:editing-duration>PT1H7M57S</meta:editing-duration>
    <meta:generator>LibreOffice/7.3.7.2$Linux_X86_64 LibreOffice_project/30$Build-2</meta:generator>
    <meta:document-statistic meta:table-count="1" meta:cell-count="65" meta:object-count="1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827cm" svg:height="14.504cm" xlink:href=".." xlink:type="simple" chart:class="chart:line" chart:style-name="ch1">
        <chart:title svg:x="6.982cm" svg:y="0.426cm" chart:style-name="ch2">
          <text:p>Relationship between Throughput(kbps) and buffer size(kb)</text:p>
        </chart:title>
        <chart:legend chart:legend-position="end" svg:x="22.869cm" svg:y="6.953cm" style:legend-expansion="high" chart:style-name="ch3"/>
        <chart:plot-area chart:style-name="ch4" table:cell-range-address="output.A1:output.B32" chart:data-source-has-labels="both" svg:x="1.527cm" svg:y="1.495cm" svg:width="20.826cm" svg:height="11.738cm">
          <chart:coordinate-region svg:x="2.334cm" svg:y="1.694cm" svg:width="19.879cm" svg:height="10.223cm"/>
          <chart:axis chart:dimension="x" chart:name="primary-x" chart:style-name="ch5" chartooo:axis-type="auto">
            <chartooo:date-scale/>
            <chart:title svg:x="11.102cm" svg:y="13.523cm" chart:style-name="ch6">
              <text:p>Buffer Size</text:p>
            </chart:title>
            <chart:categories table:cell-range-address="output.A1:output.A32"/>
            <chart:grid chart:style-name="ch7" chart:class="major"/>
          </chart:axis>
          <chart:axis chart:dimension="y" chart:name="primary-y" chart:style-name="ch8">
            <chart:title svg:x="0.451cm" svg:y="8.255cm" chart:style-name="ch9">
              <text:p>Throughput</text:p>
            </chart:title>
            <chart:grid chart:style-name="ch7" chart:class="major"/>
          </chart:axis>
          <chart:series chart:style-name="ch10" chart:values-cell-range-address="output.B1:output.B32" loext:label-string="throughput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.A1:output.A32</svg:desc>
                </draw:g>
              </table:table-cell>
              <table:table-cell office:value-type="float" office:value="598.103824">
                <text:p>598.103824</text:p>
                <draw:g>
                  <svg:desc>output.B1:output.B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8.309031">
                <text:p>598.309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2.123693">
                <text:p>592.1236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2.084202">
                <text:p>592.0842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3.967627">
                <text:p>573.9676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68.246487">
                <text:p>568.2464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7.388084">
                <text:p>567.388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42.632816">
                <text:p>542.63281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31.657974">
                <text:p>531.6579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29.869453">
                <text:p>529.8694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05.505086">
                <text:p>505.5050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83.208724">
                <text:p>483.20872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45.295614">
                <text:p>445.2956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33.822288">
                <text:p>433.82228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23.02061">
                <text:p>423.020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15.865364">
                <text:p>415.8653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07.865281">
                <text:p>407.86528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63.655091">
                <text:p>263.655091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138.571629">
                <text:p>138.5716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3.947196">
                <text:p>103.94719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98.551737">
                <text:p>98.551737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94.753419">
                <text:p>94.75341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91.355743">
                <text:p>91.35574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1.253644">
                <text:p>91.253644</text:p>
              </table:table-cell>
            </table:table-row>
            <table:table-row>
              <table:table-cell office:value-type="float" office:value="9216">
                <text:p>9216</text:p>
              </table:table-cell>
              <table:table-cell office:value-type="float" office:value="90.269183">
                <text:p>90.26918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88.991681">
                <text:p>88.991681</text:p>
              </table:table-cell>
            </table:table-row>
            <table:table-row>
              <table:table-cell office:value-type="float" office:value="11264">
                <text:p>11264</text:p>
              </table:table-cell>
              <table:table-cell office:value-type="float" office:value="88.997115">
                <text:p>88.997115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88.069383">
                <text:p>88.06938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6.649595">
                <text:p>86.64959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84.457782">
                <text:p>84.45778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3.429801">
                <text:p>83.42980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83.030014">
                <text:p>83.030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